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font-weight="bold" style:font-weight-asian="bold" style:font-weight-complex="bold" fo:language="it" fo:country="IT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font-weight="bold" style:font-weight-asian="bold" style:font-weight-complex="bold" fo:language="it" fo:country="IT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 fo:language="it" fo:country="IT"/>
    </style:style>
    <style:style style:name="P33" style:parent-style-name="Normal" style:family="paragraph">
      <style:text-properties fo:language="it" fo:country="IT"/>
    </style:style>
    <style:style style:name="P34" style:parent-style-name="Normal" style:family="paragraph">
      <style:text-properties fo:font-weight="bold" style:font-weight-asian="bold" style:font-weight-complex="bold" fo:language="it" fo:country="IT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ood morning.</text:p>
      <text:p text:style-name="P2">ChatGPT ha detto:</text:p>
      <text:p text:style-name="Normal">Good morning! Welcome to Hotel Artemis London. How can I help you today?</text:p>
      <text:p text:style-name="P3">Hai detto:</text:p>
      <text:p text:style-name="Normal">Yes, please, I'd like a room for tonight.</text:p>
      <text:p text:style-name="P4">ChatGPT ha detto:</text:p>
      <text:p text:style-name="Normal">Of course. Would you like the room just for tonight or for<text:s/>two nights?</text:p>
      <text:p text:style-name="P5">Hai detto:</text:p>
      <text:p text:style-name="Normal">For tonight's...</text:p>
      <text:p text:style-name="P6">ChatGPT ha detto:</text:p>
      <text:p text:style-name="Normal">I'm sorry, could you clarify? Did you mean for tonight only, or tonight and tomorrow?</text:p>
      <text:p text:style-name="P7">Hai detto:</text:p>
      <text:p text:style-name="Normal">And... tomorrow.</text:p>
      <text:p text:style-name="P8">ChatGPT ha detto:</text:p>
      <text:p text:style-name="Normal">Lovely. May I have your name to proceed with the reservation?</text:p>
      <text:p text:style-name="P9">Hai detto:</text:p>
      <text:p text:style-name="Normal">Okay, my name is<text:s/>[***NAME***],<text:s/>is surname.</text:p>
      <text:p text:style-name="P10">ChatGPT ha detto:</text:p>
      <text:p text:style-name="Normal">Thank you, Ms.<text:s/>[***SURNAME***]. Would you prefer a single room or a double room?</text:p>
      <text:p text:style-name="P11">Hai detto:</text:p>
      <text:p text:style-name="P12">I prefer a single room.</text:p>
      <text:p text:style-name="P13">ChatGPT ha detto:</text:p>
      <text:p text:style-name="Normal">Perfect. Would you like a city view or<text:s/>a quiet room?</text:p>
      <text:p text:style-name="P14">Hai detto:</text:p>
      <text:p text:style-name="Normal">How much is the room? Sorry.</text:p>
      <text:p text:style-name="P15">ChatGPT ha detto:</text:p>
      <text:p text:style-name="Normal">No problem at all! The single room is £120 per night. Would you like to continue with the city view or the quiet option?</text:p>
      <text:soft-page-break/>
      <text:p text:style-name="P16">Hai detto:</text:p>
      <text:p text:style-name="Normal">Okay, could I pay by credit card?</text:p>
      <text:p text:style-name="P17">ChatGPT ha detto:</text:p>
      <text:p text:style-name="Normal">Yes, of course, you could pay by credit card. So, would you like the city view or the quiet room?</text:p>
      <text:p text:style-name="P18">Hai detto:</text:p>
      <text:p text:style-name="Normal">Okay, do you need my passport number?</text:p>
      <text:p text:style-name="P19">ChatGPT ha detto:</text:p>
      <text:p text:style-name="Normal">Yes please, we would need your passport number at check-in. Which room type would you prefer—city view or quiet room?</text:p>
      <text:p text:style-name="P20">Hai detto:</text:p>
      <text:p text:style-name="P21">A quiet room.</text:p>
      <text:p text:style-name="P22">ChatGPT ha detto:</text:p>
      <text:p text:style-name="Normal">Very good. Your quiet single room is reserved for two nights. Would you like to know about our hotel facilities?</text:p>
      <text:p text:style-name="P23">Hai detto:</text:p>
      <text:p text:style-name="Normal">Could I have a wake-up call?</text:p>
      <text:p text:style-name="P24">ChatGPT ha detto:</text:p>
      <text:p text:style-name="Normal">Yes, of<text:s/>course! What time would you like your wake-up call?</text:p>
      <text:p text:style-name="P25">Hai detto:</text:p>
      <text:p text:style-name="Normal">The 7 o'clock AM please.</text:p>
      <text:p text:style-name="P26">ChatGPT ha detto:</text:p>
      <text:p text:style-name="Normal">Certainly! I’ve scheduled your wake-up call for 7:00 AM. Would you like to use any of our facilities during your stay?</text:p>
      <text:p text:style-name="P27">Hai detto:</text:p>
      <text:p text:style-name="P28">Yes.</text:p>
      <text:p text:style-name="P29">ChatGPT ha<text:s/>detto:</text:p>
      <text:p text:style-name="Normal">Lovely! We have a spa, rooftop bar, indoor swimming pool, and a fitness center. Would you like to book one of these?</text:p>
      <text:p text:style-name="P30">Hai detto:</text:p>
      <text:soft-page-break/>
      <text:p text:style-name="Normal">Okay, yes.</text:p>
      <text:p text:style-name="P31">ChatGPT ha detto:</text:p>
      <text:p text:style-name="Normal">Great! Which one would you like to book—spa, rooftop bar, pool, or fitness center?</text:p>
      <text:p text:style-name="P32">Hai detto:</text:p>
      <text:p text:style-name="P33">Okay.</text:p>
      <text:p text:style-name="P34">ChatGPT ha detto:</text:p>
      <text:p text:style-name="Normal">Take your time. Would you like something relaxing like a massage at the spa, or maybe a swim in the pool?</text:p>
      <text:p text:style-name="P35">Hai detto:</text:p>
      <text:p text:style-name="Normal">In this two days, I would like around, I would like to do a London tour. Is it possible? I would like to do a London tour. Is it possible?</text:p>
      <text:p text:style-name="P36">ChatGPT ha detto:</text:p>
      <text:p text:style-name="Normal">Yes, absolutely! We offer guided tours, including a Harry Potter bus tour and an Oxford day trip. Would you like one of these, or are you thinking of a general London tour?</text:p>
      <text:p text:style-name="P37">Hai detto:</text:p>
      <text:p text:style-name="Normal">Would you like a sample Cathedral, Millennium Bridge, London, or the Thames River? Can I have more information like the distance and how to get there?</text:p>
      <text:p text:style-name="P38">ChatGPT ha detto:</text:p>
      <text:p text:style-name="Normal">Of course! St. Paul’s Cathedral is just a five-minute walk. The Millennium Bridge is right behind the hotel. The Thames River is about three minutes away, perfect for a walk. The London Eye is a bit farther, but you could take the underground—just two minutes from here. Would you like directions to one of them?</text:p>
      <text:p text:style-name="P39">Hai detto:</text:p>
      <text:p text:style-name="Normal">OK.</text:p>
      <text:p text:style-name="P40">ChatGPT ha detto:</text:p>
      <text:p text:style-name="Normal">Which one are you most interested in visiting first?</text:p>
      <text:p text:style-name="P41">Hai detto:</text:p>
      <text:p text:style-name="Normal">Okay. Thank you. Have a good day.</text:p>
      <text:p text:style-name="P42">ChatGPT ha detto:</text:p>
      <text:p text:style-name="Normal">You're very welcome, Ms.<text:s/>[***SURNAME***]. Enjoy your stay and have a lovely day in London!</text:p>
      <text:soft-page-break/>
      <text:p text:style-name="P43">Hai detto:</text:p>
      <text:p text:style-name="Normal">Okay, thank you. It's very, very important, your<text:s/>collection. Goodbye. Thank you.</text:p>
      <text:p text:style-name="P44">ChatGPT ha detto:</text:p>
      <text:p text:style-name="Normal">That's so kind of you to say! Goodbye, and take care. We hope to see you again soon at Hotel Artemis Lond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5T16:05:00Z</meta:creation-date>
    <dc:date>2025-12-24T10:22:00Z</dc:date>
    <meta:template xlink:href="Normal" xlink:type="simple"/>
    <meta:editing-cycles>2</meta:editing-cycles>
    <meta:editing-duration>PT180S</meta:editing-duration>
    <meta:document-statistic meta:page-count="4" meta:paragraph-count="6" meta:word-count="511" meta:character-count="3421" meta:row-count="24" meta:non-whitespace-character-count="2916"/>
  </office:meta>
</office:document-meta>
</file>